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929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291in"/>
    </style:style>
    <style:style style:name="co7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ext-properties style:text-line-through-style="solid" style:text-line-through-type="single" fo:font-style="italic" style:font-style-asian="italic" style:font-style-complex="italic"/>
    </style:style>
    <style:style style:name="ce6" style:family="table-cell" style:parent-style-name="Default" style:data-style-name="N130"/>
    <style:style style:name="ce7" style:family="table-cell" style:parent-style-name="Default">
      <style:text-properties style:text-underline-style="none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_forum_s3_t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5" table:number-columns-repeated="7" table:default-cell-style-name="ce8"/>
        <table:table-row table:style-name="ro1">
          <table:table-cell/>
          <table:table-cell table:style-name="ce2" office:value-type="string" calcext:value-type="string">
            <text:p>forum</text:p>
          </table:table-cell>
          <table:table-cell table:style-name="Default" table:number-columns-repeated="2"/>
          <table:table-cell table:style-name="ce2" office:value-type="string" calcext:value-type="string">
            <text:p>flashback</text:p>
          </table:table-cell>
          <table:table-cell table:style-name="Default"/>
          <table:table-cell table:style-name="ce2" office:value-type="string" calcext:value-type="string">
            <text:p>familjeliv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r2</text:p>
          </table:table-cell>
          <table:table-cell table:style-name="ce7" office:value-type="string" calcext:value-type="string">
            <text:p>change</text:p>
          </table:table-cell>
          <table:table-cell table:style-name="ce7" office:value-type="string" calcext:value-type="string">
            <text:p>sign</text:p>
          </table:table-cell>
          <table:table-cell table:style-name="ce7" office:value-type="string" calcext:value-type="string">
            <text:p>R2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lömma</text:p>
          </table:table-cell>
          <table:table-cell office:value-type="float" office:value="169519" calcext:value-type="float">
            <text:p>169519</text:p>
          </table:table-cell>
          <table:table-cell office:value-type="float" office:value="-0.00585107848177504" calcext:value-type="float">
            <text:p>-0.00585</text:p>
          </table:table-cell>
          <table:table-cell office:value-type="float" office:value="0.923794201752806" calcext:value-type="float">
            <text:p>0.92379</text:p>
          </table:table-cell>
          <table:table-cell office:value-type="float" office:value="-0.0012960907185715" calcext:value-type="float">
            <text:p>-0.00130</text:p>
          </table:table-cell>
          <table:table-cell office:value-type="float" office:value="0.20495718316053" calcext:value-type="float">
            <text:p>0.20496</text:p>
          </table:table-cell>
          <table:table-cell office:value-type="float" office:value="-0.00222547269241864" calcext:value-type="float">
            <text:p>-0.00223</text:p>
          </table:table-cell>
          <table:table-cell office:value-type="float" office:value="0.584051055631301" calcext:value-type="float">
            <text:p>0.58405</text:p>
          </table:table-cell>
          <table:table-cell table:formula="of:=IF([.J3]+[.K3]=2;1;0)" office:value-type="float" office:value="1" calcext:value-type="float">
            <text:p>1</text:p>
          </table:table-cell>
          <table:table-cell table:formula="of:=IF(AND(OR(SIGN([.C3])=SIGN([.E3]);[.E3]=&quot;&quot;);OR(SIGN([.E3])=SIGN([.G3]);[.G3]=&quot;&quot;));1;0)" office:value-type="float" office:value="1" calcext:value-type="float">
            <text:p>1</text:p>
          </table:table-cell>
          <table:table-cell table:formula="of:=IF(SUM([.L3:.N3])&gt;1;1;0)" office:value-type="float" office:value="1" calcext:value-type="float">
            <text:p>1</text:p>
          </table:table-cell>
          <table:table-cell table:formula="of:=IF([.D3]&gt;0.5;1;0)" office:value-type="float" office:value="1" calcext:value-type="float">
            <text:p>1</text:p>
          </table:table-cell>
          <table:table-cell table:formula="of:=IF([.F3]&gt;0.5;1;0)" office:value-type="float" office:value="0" calcext:value-type="float">
            <text:p>0</text:p>
          </table:table-cell>
          <table:table-cell table:formula="of:=IF([.H3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lova</text:p>
          </table:table-cell>
          <table:table-cell office:value-type="float" office:value="47876" calcext:value-type="float">
            <text:p>47876</text:p>
          </table:table-cell>
          <table:table-cell office:value-type="float" office:value="0.00469692258004338" calcext:value-type="float">
            <text:p>0.00470</text:p>
          </table:table-cell>
          <table:table-cell office:value-type="float" office:value="0.910712749064618" calcext:value-type="float">
            <text:p>0.91071</text:p>
          </table:table-cell>
          <table:table-cell office:value-type="float" office:value="0.00619187085575767" calcext:value-type="float">
            <text:p>0.00619</text:p>
          </table:table-cell>
          <table:table-cell office:value-type="float" office:value="0.932416619733798" calcext:value-type="float">
            <text:p>0.93242</text:p>
          </table:table-cell>
          <table:table-cell office:value-type="float" office:value="0.00154867430174189" calcext:value-type="float">
            <text:p>0.00155</text:p>
          </table:table-cell>
          <table:table-cell office:value-type="float" office:value="0.5698745201491" calcext:value-type="float">
            <text:p>0.56987</text:p>
          </table:table-cell>
          <table:table-cell table:formula="of:=IF([.J4]+[.K4]=2;1;0)" office:value-type="float" office:value="1" calcext:value-type="float">
            <text:p>1</text:p>
          </table:table-cell>
          <table:table-cell table:formula="of:=IF(AND(OR(SIGN([.C4])=SIGN([.E4]);[.E4]=&quot;&quot;);OR(SIGN([.E4])=SIGN([.G4]);[.G4]=&quot;&quot;));1;0)" office:value-type="float" office:value="1" calcext:value-type="float">
            <text:p>1</text:p>
          </table:table-cell>
          <table:table-cell table:formula="of:=IF(SUM([.L4:.N4])&gt;1;1;0)" office:value-type="float" office:value="1" calcext:value-type="float">
            <text:p>1</text:p>
          </table:table-cell>
          <table:table-cell table:formula="of:=IF([.D4]&gt;0.5;1;0)" office:value-type="float" office:value="1" calcext:value-type="float">
            <text:p>1</text:p>
          </table:table-cell>
          <table:table-cell table:formula="of:=IF([.F4]&gt;0.5;1;0)" office:value-type="float" office:value="1" calcext:value-type="float">
            <text:p>1</text:p>
          </table:table-cell>
          <table:table-cell table:formula="of:=IF([.H4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avse</text:p>
          </table:table-cell>
          <table:table-cell office:value-type="float" office:value="18904" calcext:value-type="float">
            <text:p>18904</text:p>
          </table:table-cell>
          <table:table-cell office:value-type="float" office:value="0.00749394037056289" calcext:value-type="float">
            <text:p>0.00749</text:p>
          </table:table-cell>
          <table:table-cell office:value-type="float" office:value="0.901838054922299" calcext:value-type="float">
            <text:p>0.90184</text:p>
          </table:table-cell>
          <table:table-cell office:value-type="float" office:value="0.00730218441709967" calcext:value-type="float">
            <text:p>0.00730</text:p>
          </table:table-cell>
          <table:table-cell office:value-type="float" office:value="0.91042355984794" calcext:value-type="float">
            <text:p>0.91042</text:p>
          </table:table-cell>
          <table:table-cell table:number-columns-repeated="2"/>
          <table:table-cell table:formula="of:=IF([.J5]+[.K5]=2;1;0)" office:value-type="float" office:value="1" calcext:value-type="float">
            <text:p>1</text:p>
          </table:table-cell>
          <table:table-cell table:formula="of:=IF(AND(OR(SIGN([.C5])=SIGN([.E5]);[.E5]=&quot;&quot;);OR(SIGN([.E5])=SIGN([.G5]);[.G5]=&quot;&quot;));1;0)" office:value-type="float" office:value="1" calcext:value-type="float">
            <text:p>1</text:p>
          </table:table-cell>
          <table:table-cell table:formula="of:=IF(SUM([.L5:.N5])&gt;1;1;0)" office:value-type="float" office:value="1" calcext:value-type="float">
            <text:p>1</text:p>
          </table:table-cell>
          <table:table-cell table:formula="of:=IF([.D5]&gt;0.5;1;0)" office:value-type="float" office:value="1" calcext:value-type="float">
            <text:p>1</text:p>
          </table:table-cell>
          <table:table-cell table:formula="of:=IF([.F5]&gt;0.5;1;0)" office:value-type="float" office:value="1" calcext:value-type="float">
            <text:p>1</text:p>
          </table:table-cell>
          <table:table-cell table:formula="of:=IF([.H5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försöka</text:p>
          </table:table-cell>
          <table:table-cell office:value-type="float" office:value="2044238" calcext:value-type="float">
            <text:p>2044238</text:p>
          </table:table-cell>
          <table:table-cell office:value-type="float" office:value="0.00143758305623376" calcext:value-type="float">
            <text:p>0.00144</text:p>
          </table:table-cell>
          <table:table-cell office:value-type="float" office:value="0.873825416940047" calcext:value-type="float">
            <text:p>0.87383</text:p>
          </table:table-cell>
          <table:table-cell office:value-type="float" office:value="0.000215133729740242" calcext:value-type="float">
            <text:p>0.00022</text:p>
          </table:table-cell>
          <table:table-cell office:value-type="float" office:value="0.479372904632821" calcext:value-type="float">
            <text:p>0.47937</text:p>
          </table:table-cell>
          <table:table-cell office:value-type="float" office:value="0.00184260206974939" calcext:value-type="float">
            <text:p>0.00184</text:p>
          </table:table-cell>
          <table:table-cell office:value-type="float" office:value="0.889613270898608" calcext:value-type="float">
            <text:p>0.88961</text:p>
          </table:table-cell>
          <table:table-cell table:formula="of:=IF([.J6]+[.K6]=2;1;0)" office:value-type="float" office:value="1" calcext:value-type="float">
            <text:p>1</text:p>
          </table:table-cell>
          <table:table-cell table:formula="of:=IF(AND(OR(SIGN([.C6])=SIGN([.E6]);[.E6]=&quot;&quot;);OR(SIGN([.E6])=SIGN([.G6]);[.G6]=&quot;&quot;));1;0)" office:value-type="float" office:value="1" calcext:value-type="float">
            <text:p>1</text:p>
          </table:table-cell>
          <table:table-cell table:formula="of:=IF(SUM([.L6:.N6])&gt;1;1;0)" office:value-type="float" office:value="1" calcext:value-type="float">
            <text:p>1</text:p>
          </table:table-cell>
          <table:table-cell table:formula="of:=IF([.D6]&gt;0.5;1;0)" office:value-type="float" office:value="1" calcext:value-type="float">
            <text:p>1</text:p>
          </table:table-cell>
          <table:table-cell table:formula="of:=IF([.F6]&gt;0.5;1;0)" office:value-type="float" office:value="0" calcext:value-type="float">
            <text:p>0</text:p>
          </table:table-cell>
          <table:table-cell table:formula="of:=IF([.H6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förmå</text:p>
          </table:table-cell>
          <table:table-cell office:value-type="float" office:value="16262" calcext:value-type="float">
            <text:p>16262</text:p>
          </table:table-cell>
          <table:table-cell office:value-type="float" office:value="-0.0060834686058875" calcext:value-type="float">
            <text:p>-0.00608</text:p>
          </table:table-cell>
          <table:table-cell office:value-type="float" office:value="0.857283585230838" calcext:value-type="float">
            <text:p>0.85728</text:p>
          </table:table-cell>
          <table:table-cell office:value-type="float" office:value="-0.00631971754450224" calcext:value-type="float">
            <text:p>-0.00632</text:p>
          </table:table-cell>
          <table:table-cell office:value-type="float" office:value="0.820583440196057" calcext:value-type="float">
            <text:p>0.82058</text:p>
          </table:table-cell>
          <table:table-cell table:number-columns-repeated="2"/>
          <table:table-cell table:formula="of:=IF([.J7]+[.K7]=2;1;0)" office:value-type="float" office:value="1" calcext:value-type="float">
            <text:p>1</text:p>
          </table:table-cell>
          <table:table-cell table:formula="of:=IF(AND(OR(SIGN([.C7])=SIGN([.E7]);[.E7]=&quot;&quot;);OR(SIGN([.E7])=SIGN([.G7]);[.G7]=&quot;&quot;));1;0)" office:value-type="float" office:value="1" calcext:value-type="float">
            <text:p>1</text:p>
          </table:table-cell>
          <table:table-cell table:formula="of:=IF(SUM([.L7:.N7])&gt;1;1;0)" office:value-type="float" office:value="1" calcext:value-type="float">
            <text:p>1</text:p>
          </table:table-cell>
          <table:table-cell table:formula="of:=IF([.D7]&gt;0.5;1;0)" office:value-type="float" office:value="1" calcext:value-type="float">
            <text:p>1</text:p>
          </table:table-cell>
          <table:table-cell table:formula="of:=IF([.F7]&gt;0.5;1;0)" office:value-type="float" office:value="1" calcext:value-type="float">
            <text:p>1</text:p>
          </table:table-cell>
          <table:table-cell table:formula="of:=IF([.H7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tendera</text:p>
          </table:table-cell>
          <table:table-cell office:value-type="float" office:value="54762" calcext:value-type="float">
            <text:p>54762</text:p>
          </table:table-cell>
          <table:table-cell office:value-type="float" office:value="0.00265122554571434" calcext:value-type="float">
            <text:p>0.00265</text:p>
          </table:table-cell>
          <table:table-cell office:value-type="float" office:value="0.808368550269403" calcext:value-type="float">
            <text:p>0.80837</text:p>
          </table:table-cell>
          <table:table-cell office:value-type="float" office:value="0.00318496230337668" calcext:value-type="float">
            <text:p>0.00318</text:p>
          </table:table-cell>
          <table:table-cell office:value-type="float" office:value="0.793796863734435" calcext:value-type="float">
            <text:p>0.79380</text:p>
          </table:table-cell>
          <table:table-cell office:value-type="float" office:value="0.00169922872694242" calcext:value-type="float">
            <text:p>0.00170</text:p>
          </table:table-cell>
          <table:table-cell office:value-type="float" office:value="0.553794988197662" calcext:value-type="float">
            <text:p>0.55379</text:p>
          </table:table-cell>
          <table:table-cell table:formula="of:=IF([.J8]+[.K8]=2;1;0)" office:value-type="float" office:value="1" calcext:value-type="float">
            <text:p>1</text:p>
          </table:table-cell>
          <table:table-cell table:formula="of:=IF(AND(OR(SIGN([.C8])=SIGN([.E8]);[.E8]=&quot;&quot;);OR(SIGN([.E8])=SIGN([.G8]);[.G8]=&quot;&quot;));1;0)" office:value-type="float" office:value="1" calcext:value-type="float">
            <text:p>1</text:p>
          </table:table-cell>
          <table:table-cell table:formula="of:=IF(SUM([.L8:.N8])&gt;1;1;0)" office:value-type="float" office:value="1" calcext:value-type="float">
            <text:p>1</text:p>
          </table:table-cell>
          <table:table-cell table:formula="of:=IF([.D8]&gt;0.5;1;0)" office:value-type="float" office:value="1" calcext:value-type="float">
            <text:p>1</text:p>
          </table:table-cell>
          <table:table-cell table:formula="of:=IF([.F8]&gt;0.5;1;0)" office:value-type="float" office:value="1" calcext:value-type="float">
            <text:p>1</text:p>
          </table:table-cell>
          <table:table-cell table:formula="of:=IF([.H8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riskera</text:p>
          </table:table-cell>
          <table:table-cell office:value-type="float" office:value="97341" calcext:value-type="float">
            <text:p>97341</text:p>
          </table:table-cell>
          <table:table-cell office:value-type="float" office:value="0.00470311993675338" calcext:value-type="float">
            <text:p>0.00470</text:p>
          </table:table-cell>
          <table:table-cell office:value-type="float" office:value="0.803707469212603" calcext:value-type="float">
            <text:p>0.80371</text:p>
          </table:table-cell>
          <table:table-cell office:value-type="float" office:value="0.00486289198614731" calcext:value-type="float">
            <text:p>0.00486</text:p>
          </table:table-cell>
          <table:table-cell office:value-type="float" office:value="0.771819945413847" calcext:value-type="float">
            <text:p>0.77182</text:p>
          </table:table-cell>
          <table:table-cell office:value-type="float" office:value="0.00182461201159155" calcext:value-type="float">
            <text:p>0.00182</text:p>
          </table:table-cell>
          <table:table-cell office:value-type="float" office:value="0.578543330275796" calcext:value-type="float">
            <text:p>0.57854</text:p>
          </table:table-cell>
          <table:table-cell table:formula="of:=IF([.J9]+[.K9]=2;1;0)" office:value-type="float" office:value="1" calcext:value-type="float">
            <text:p>1</text:p>
          </table:table-cell>
          <table:table-cell table:formula="of:=IF(AND(OR(SIGN([.C9])=SIGN([.E9]);[.E9]=&quot;&quot;);OR(SIGN([.E9])=SIGN([.G9]);[.G9]=&quot;&quot;));1;0)" office:value-type="float" office:value="1" calcext:value-type="float">
            <text:p>1</text:p>
          </table:table-cell>
          <table:table-cell table:formula="of:=IF(SUM([.L9:.N9])&gt;1;1;0)" office:value-type="float" office:value="1" calcext:value-type="float">
            <text:p>1</text:p>
          </table:table-cell>
          <table:table-cell table:formula="of:=IF([.D9]&gt;0.5;1;0)" office:value-type="float" office:value="1" calcext:value-type="float">
            <text:p>1</text:p>
          </table:table-cell>
          <table:table-cell table:formula="of:=IF([.F9]&gt;0.5;1;0)" office:value-type="float" office:value="1" calcext:value-type="float">
            <text:p>1</text:p>
          </table:table-cell>
          <table:table-cell table:formula="of:=IF([.H9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hota</text:p>
          </table:table-cell>
          <table:table-cell office:value-type="float" office:value="15788" calcext:value-type="float">
            <text:p>15788</text:p>
          </table:table-cell>
          <table:table-cell office:value-type="float" office:value="0.00428587852090918" calcext:value-type="float">
            <text:p>0.00429</text:p>
          </table:table-cell>
          <table:table-cell office:value-type="float" office:value="0.710720824090149" calcext:value-type="float">
            <text:p>0.71072</text:p>
          </table:table-cell>
          <table:table-cell office:value-type="float" office:value="0.00321003290943728" calcext:value-type="float">
            <text:p>0.00321</text:p>
          </table:table-cell>
          <table:table-cell office:value-type="float" office:value="0.514809607384596" calcext:value-type="float">
            <text:p>0.51481</text:p>
          </table:table-cell>
          <table:table-cell table:number-columns-repeated="2"/>
          <table:table-cell table:formula="of:=IF([.J10]+[.K10]=2;1;0)" office:value-type="float" office:value="1" calcext:value-type="float">
            <text:p>1</text:p>
          </table:table-cell>
          <table:table-cell table:formula="of:=IF(AND(OR(SIGN([.C10])=SIGN([.E10]);[.E10]=&quot;&quot;);OR(SIGN([.E10])=SIGN([.G10]);[.G10]=&quot;&quot;));1;0)" office:value-type="float" office:value="1" calcext:value-type="float">
            <text:p>1</text:p>
          </table:table-cell>
          <table:table-cell table:formula="of:=IF(SUM([.L10:.N10])&gt;1;1;0)" office:value-type="float" office:value="1" calcext:value-type="float">
            <text:p>1</text:p>
          </table:table-cell>
          <table:table-cell table:formula="of:=IF([.D10]&gt;0.5;1;0)" office:value-type="float" office:value="1" calcext:value-type="float">
            <text:p>1</text:p>
          </table:table-cell>
          <table:table-cell table:formula="of:=IF([.F10]&gt;0.5;1;0)" office:value-type="float" office:value="1" calcext:value-type="float">
            <text:p>1</text:p>
          </table:table-cell>
          <table:table-cell table:formula="of:=IF([.H10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planera</text:p>
          </table:table-cell>
          <table:table-cell office:value-type="float" office:value="87372" calcext:value-type="float">
            <text:p>87372</text:p>
          </table:table-cell>
          <table:table-cell office:value-type="float" office:value="0.0027954471980953" calcext:value-type="float">
            <text:p>0.00280</text:p>
          </table:table-cell>
          <table:table-cell office:value-type="float" office:value="0.685828586871772" calcext:value-type="float">
            <text:p>0.68583</text:p>
          </table:table-cell>
          <table:table-cell office:value-type="float" office:value="0.00310130935783559" calcext:value-type="float">
            <text:p>0.00310</text:p>
          </table:table-cell>
          <table:table-cell office:value-type="float" office:value="0.662942870036573" calcext:value-type="float">
            <text:p>0.66294</text:p>
          </table:table-cell>
          <table:table-cell office:value-type="float" office:value="0.00139747629017546" calcext:value-type="float">
            <text:p>0.00140</text:p>
          </table:table-cell>
          <table:table-cell office:value-type="float" office:value="0.386249534795652" calcext:value-type="float">
            <text:p>0.38625</text:p>
          </table:table-cell>
          <table:table-cell table:formula="of:=IF([.J11]+[.K11]=2;1;0)" office:value-type="float" office:value="1" calcext:value-type="float">
            <text:p>1</text:p>
          </table:table-cell>
          <table:table-cell table:formula="of:=IF(AND(OR(SIGN([.C11])=SIGN([.E11]);[.E11]=&quot;&quot;);OR(SIGN([.E11])=SIGN([.G11]);[.G11]=&quot;&quot;));1;0)" office:value-type="float" office:value="1" calcext:value-type="float">
            <text:p>1</text:p>
          </table:table-cell>
          <table:table-cell table:formula="of:=IF(SUM([.L11:.N11])&gt;1;1;0)" office:value-type="float" office:value="1" calcext:value-type="float">
            <text:p>1</text:p>
          </table:table-cell>
          <table:table-cell table:formula="of:=IF([.D11]&gt;0.5;1;0)" office:value-type="float" office:value="1" calcext:value-type="float">
            <text:p>1</text:p>
          </table:table-cell>
          <table:table-cell table:formula="of:=IF([.F11]&gt;0.5;1;0)" office:value-type="float" office:value="1" calcext:value-type="float">
            <text:p>1</text:p>
          </table:table-cell>
          <table:table-cell table:formula="of:=IF([.H11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våga</text:p>
          </table:table-cell>
          <table:table-cell office:value-type="float" office:value="377924" calcext:value-type="float">
            <text:p>377924</text:p>
          </table:table-cell>
          <table:table-cell office:value-type="float" office:value="-0.0000938793448051981" calcext:value-type="float">
            <text:p>-0.00009</text:p>
          </table:table-cell>
          <table:table-cell office:value-type="float" office:value="0.642441764931862" calcext:value-type="float">
            <text:p>0.64244</text:p>
          </table:table-cell>
          <table:table-cell office:value-type="float" office:value="-0.0000585182085281409" calcext:value-type="float">
            <text:p>-0.00006</text:p>
          </table:table-cell>
          <table:table-cell office:value-type="float" office:value="0.28103474024061" calcext:value-type="float">
            <text:p>0.28103</text:p>
          </table:table-cell>
          <table:table-cell office:value-type="float" office:value="0.0000211058500000162" calcext:value-type="float">
            <text:p>0.00002</text:p>
          </table:table-cell>
          <table:table-cell office:value-type="float" office:value="0.0534036334063647" calcext:value-type="float">
            <text:p>0.05340</text:p>
          </table:table-cell>
          <table:table-cell table:formula="of:=IF([.J12]+[.K12]=2;1;0)" office:value-type="float" office:value="0" calcext:value-type="float">
            <text:p>0</text:p>
          </table:table-cell>
          <table:table-cell table:formula="of:=IF(AND(OR(SIGN([.C12])=SIGN([.E12]);[.E12]=&quot;&quot;);OR(SIGN([.E12])=SIGN([.G12]);[.G12]=&quot;&quot;));1;0)" office:value-type="float" office:value="0" calcext:value-type="float">
            <text:p>0</text:p>
          </table:table-cell>
          <table:table-cell table:formula="of:=IF(SUM([.L12:.N12])&gt;1;1;0)" office:value-type="float" office:value="0" calcext:value-type="float">
            <text:p>0</text:p>
          </table:table-cell>
          <table:table-cell table:formula="of:=IF([.D12]&gt;0.5;1;0)" office:value-type="float" office:value="1" calcext:value-type="float">
            <text:p>1</text:p>
          </table:table-cell>
          <table:table-cell table:formula="of:=IF([.F12]&gt;0.5;1;0)" office:value-type="float" office:value="0" calcext:value-type="float">
            <text:p>0</text:p>
          </table:table-cell>
          <table:table-cell table:formula="of:=IF([.H12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förefalla</text:p>
          </table:table-cell>
          <table:table-cell office:value-type="float" office:value="14736" calcext:value-type="float">
            <text:p>14736</text:p>
          </table:table-cell>
          <table:table-cell office:value-type="float" office:value="0.000829367448571416" calcext:value-type="float">
            <text:p>0.00083</text:p>
          </table:table-cell>
          <table:table-cell office:value-type="float" office:value="0.622722962424969" calcext:value-type="float">
            <text:p>0.62272</text:p>
          </table:table-cell>
          <table:table-cell office:value-type="float" office:value="0.000706918306753237" calcext:value-type="float">
            <text:p>0.00071</text:p>
          </table:table-cell>
          <table:table-cell office:value-type="float" office:value="0.456962790478433" calcext:value-type="float">
            <text:p>0.45696</text:p>
          </table:table-cell>
          <table:table-cell table:number-columns-repeated="2"/>
          <table:table-cell table:formula="of:=IF([.J13]+[.K13]=2;1;0)" office:value-type="float" office:value="0" calcext:value-type="float">
            <text:p>0</text:p>
          </table:table-cell>
          <table:table-cell table:formula="of:=IF(AND(OR(SIGN([.C13])=SIGN([.E13]);[.E13]=&quot;&quot;);OR(SIGN([.E13])=SIGN([.G13]);[.G13]=&quot;&quot;));1;0)" office:value-type="float" office:value="1" calcext:value-type="float">
            <text:p>1</text:p>
          </table:table-cell>
          <table:table-cell table:formula="of:=IF(SUM([.L13:.N13])&gt;1;1;0)" office:value-type="float" office:value="0" calcext:value-type="float">
            <text:p>0</text:p>
          </table:table-cell>
          <table:table-cell table:formula="of:=IF([.D13]&gt;0.5;1;0)" office:value-type="float" office:value="1" calcext:value-type="float">
            <text:p>1</text:p>
          </table:table-cell>
          <table:table-cell table:formula="of:=IF([.F13]&gt;0.5;1;0)" office:value-type="float" office:value="0" calcext:value-type="float">
            <text:p>0</text:p>
          </table:table-cell>
          <table:table-cell table:formula="of:=IF([.H13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nse</text:p>
          </table:table-cell>
          <table:table-cell office:value-type="float" office:value="56927" calcext:value-type="float">
            <text:p>56927</text:p>
          </table:table-cell>
          <table:table-cell office:value-type="float" office:value="-0.00117094833675328" calcext:value-type="float">
            <text:p>-0.00117</text:p>
          </table:table-cell>
          <table:table-cell office:value-type="float" office:value="0.609121174956654" calcext:value-type="float">
            <text:p>0.60912</text:p>
          </table:table-cell>
          <table:table-cell office:value-type="float" office:value="-0.00202089808233773" calcext:value-type="float">
            <text:p>-0.00202</text:p>
          </table:table-cell>
          <table:table-cell office:value-type="float" office:value="0.795695540266047" calcext:value-type="float">
            <text:p>0.79570</text:p>
          </table:table-cell>
          <table:table-cell office:value-type="float" office:value="-0.00106469626592733" calcext:value-type="float">
            <text:p>-0.00106</text:p>
          </table:table-cell>
          <table:table-cell office:value-type="float" office:value="0.826186661774744" calcext:value-type="float">
            <text:p>0.82619</text:p>
          </table:table-cell>
          <table:table-cell table:formula="of:=IF([.J14]+[.K14]=2;1;0)" office:value-type="float" office:value="1" calcext:value-type="float">
            <text:p>1</text:p>
          </table:table-cell>
          <table:table-cell table:formula="of:=IF(AND(OR(SIGN([.C14])=SIGN([.E14]);[.E14]=&quot;&quot;);OR(SIGN([.E14])=SIGN([.G14]);[.G14]=&quot;&quot;));1;0)" office:value-type="float" office:value="1" calcext:value-type="float">
            <text:p>1</text:p>
          </table:table-cell>
          <table:table-cell table:formula="of:=IF(SUM([.L14:.N14])&gt;1;1;0)" office:value-type="float" office:value="1" calcext:value-type="float">
            <text:p>1</text:p>
          </table:table-cell>
          <table:table-cell table:formula="of:=IF([.D14]&gt;0.5;1;0)" office:value-type="float" office:value="1" calcext:value-type="float">
            <text:p>1</text:p>
          </table:table-cell>
          <table:table-cell table:formula="of:=IF([.F14]&gt;0.5;1;0)" office:value-type="float" office:value="1" calcext:value-type="float">
            <text:p>1</text:p>
          </table:table-cell>
          <table:table-cell table:formula="of:=IF([.H14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komma</text:p>
          </table:table-cell>
          <table:table-cell office:value-type="float" office:value="5854724" calcext:value-type="float">
            <text:p>5854724</text:p>
          </table:table-cell>
          <table:table-cell office:value-type="float" office:value="0.00741322236134196" calcext:value-type="float">
            <text:p>0.00741</text:p>
          </table:table-cell>
          <table:table-cell office:value-type="float" office:value="0.53865502774779" calcext:value-type="float">
            <text:p>0.53866</text:p>
          </table:table-cell>
          <table:table-cell office:value-type="float" office:value="0.00640183422731597" calcext:value-type="float">
            <text:p>0.00640</text:p>
          </table:table-cell>
          <table:table-cell office:value-type="float" office:value="0.451719677931476" calcext:value-type="float">
            <text:p>0.45172</text:p>
          </table:table-cell>
          <table:table-cell office:value-type="float" office:value="0.0103561337235339" calcext:value-type="float">
            <text:p>0.01036</text:p>
          </table:table-cell>
          <table:table-cell office:value-type="float" office:value="0.672994864912862" calcext:value-type="float">
            <text:p>0.67299</text:p>
          </table:table-cell>
          <table:table-cell table:formula="of:=IF([.J15]+[.K15]=2;1;0)" office:value-type="float" office:value="1" calcext:value-type="float">
            <text:p>1</text:p>
          </table:table-cell>
          <table:table-cell table:formula="of:=IF(AND(OR(SIGN([.C15])=SIGN([.E15]);[.E15]=&quot;&quot;);OR(SIGN([.E15])=SIGN([.G15]);[.G15]=&quot;&quot;));1;0)" office:value-type="float" office:value="1" calcext:value-type="float">
            <text:p>1</text:p>
          </table:table-cell>
          <table:table-cell table:formula="of:=IF(SUM([.L15:.N15])&gt;1;1;0)" office:value-type="float" office:value="1" calcext:value-type="float">
            <text:p>1</text:p>
          </table:table-cell>
          <table:table-cell table:formula="of:=IF([.D15]&gt;0.5;1;0)" office:value-type="float" office:value="1" calcext:value-type="float">
            <text:p>1</text:p>
          </table:table-cell>
          <table:table-cell table:formula="of:=IF([.F15]&gt;0.5;1;0)" office:value-type="float" office:value="0" calcext:value-type="float">
            <text:p>0</text:p>
          </table:table-cell>
          <table:table-cell table:formula="of:=IF([.H15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orka</text:p>
          </table:table-cell>
          <table:table-cell office:value-type="float" office:value="405463" calcext:value-type="float">
            <text:p>405463</text:p>
          </table:table-cell>
          <table:table-cell office:value-type="float" office:value="-0.000154142557402621" calcext:value-type="float">
            <text:p>-0.00015</text:p>
          </table:table-cell>
          <table:table-cell office:value-type="float" office:value="0.491445063850543" calcext:value-type="float">
            <text:p>0.49145</text:p>
          </table:table-cell>
          <table:table-cell office:value-type="float" office:value="-0.000343487221688318" calcext:value-type="float">
            <text:p>-0.00034</text:p>
          </table:table-cell>
          <table:table-cell office:value-type="float" office:value="0.884537620540635" calcext:value-type="float">
            <text:p>0.88454</text:p>
          </table:table-cell>
          <table:table-cell office:value-type="float" office:value="-0.0000621983490476076" calcext:value-type="float">
            <text:p>-0.00006</text:p>
          </table:table-cell>
          <table:table-cell office:value-type="float" office:value="0.0500314270514064" calcext:value-type="float">
            <text:p>0.05003</text:p>
          </table:table-cell>
          <table:table-cell table:formula="of:=IF([.J16]+[.K16]=2;1;0)" office:value-type="float" office:value="0" calcext:value-type="float">
            <text:p>0</text:p>
          </table:table-cell>
          <table:table-cell table:formula="of:=IF(AND(OR(SIGN([.C16])=SIGN([.E16]);[.E16]=&quot;&quot;);OR(SIGN([.E16])=SIGN([.G16]);[.G16]=&quot;&quot;));1;0)" office:value-type="float" office:value="1" calcext:value-type="float">
            <text:p>1</text:p>
          </table:table-cell>
          <table:table-cell table:formula="of:=IF(SUM([.L16:.N16])&gt;1;1;0)" office:value-type="float" office:value="0" calcext:value-type="float">
            <text:p>0</text:p>
          </table:table-cell>
          <table:table-cell table:formula="of:=IF([.D16]&gt;0.5;1;0)" office:value-type="float" office:value="0" calcext:value-type="float">
            <text:p>0</text:p>
          </table:table-cell>
          <table:table-cell table:formula="of:=IF([.F16]&gt;0.5;1;0)" office:value-type="float" office:value="1" calcext:value-type="float">
            <text:p>1</text:p>
          </table:table-cell>
          <table:table-cell table:formula="of:=IF([.H16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råka</text:p>
          </table:table-cell>
          <table:table-cell office:value-type="float" office:value="327483" calcext:value-type="float">
            <text:p>327483</text:p>
          </table:table-cell>
          <table:table-cell office:value-type="float" office:value="-0.0000538918560606277" calcext:value-type="float">
            <text:p>-0.00005</text:p>
          </table:table-cell>
          <table:table-cell office:value-type="float" office:value="0.488223014238629" calcext:value-type="float">
            <text:p>0.48822</text:p>
          </table:table-cell>
          <table:table-cell office:value-type="float" office:value="-0.00006766485082253" calcext:value-type="float">
            <text:p>-0.00007</text:p>
          </table:table-cell>
          <table:table-cell office:value-type="float" office:value="0.596204582577484" calcext:value-type="float">
            <text:p>0.59620</text:p>
          </table:table-cell>
          <table:table-cell office:value-type="float" office:value="-0.0000134512917794476" calcext:value-type="float">
            <text:p>-0.00001</text:p>
          </table:table-cell>
          <table:table-cell office:value-type="float" office:value="0.0395760968753955" calcext:value-type="float">
            <text:p>0.03958</text:p>
          </table:table-cell>
          <table:table-cell table:formula="of:=IF([.J17]+[.K17]=2;1;0)" office:value-type="float" office:value="0" calcext:value-type="float">
            <text:p>0</text:p>
          </table:table-cell>
          <table:table-cell table:formula="of:=IF(AND(OR(SIGN([.C17])=SIGN([.E17]);[.E17]=&quot;&quot;);OR(SIGN([.E17])=SIGN([.G17]);[.G17]=&quot;&quot;));1;0)" office:value-type="float" office:value="1" calcext:value-type="float">
            <text:p>1</text:p>
          </table:table-cell>
          <table:table-cell table:formula="of:=IF(SUM([.L17:.N17])&gt;1;1;0)" office:value-type="float" office:value="0" calcext:value-type="float">
            <text:p>0</text:p>
          </table:table-cell>
          <table:table-cell table:formula="of:=IF([.D17]&gt;0.5;1;0)" office:value-type="float" office:value="0" calcext:value-type="float">
            <text:p>0</text:p>
          </table:table-cell>
          <table:table-cell table:formula="of:=IF([.F17]&gt;0.5;1;0)" office:value-type="float" office:value="1" calcext:value-type="float">
            <text:p>1</text:p>
          </table:table-cell>
          <table:table-cell table:formula="of:=IF([.H17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behaga</text:p>
          </table:table-cell>
          <table:table-cell office:value-type="float" office:value="21204" calcext:value-type="float">
            <text:p>21204</text:p>
          </table:table-cell>
          <table:table-cell office:value-type="float" office:value="0.00256891667536805" calcext:value-type="float">
            <text:p>0.00257</text:p>
          </table:table-cell>
          <table:table-cell office:value-type="float" office:value="0.456509339287181" calcext:value-type="float">
            <text:p>0.45651</text:p>
          </table:table-cell>
          <table:table-cell office:value-type="float" office:value="-0.00167404670090906" calcext:value-type="float">
            <text:p>-0.00167</text:p>
          </table:table-cell>
          <table:table-cell office:value-type="float" office:value="0.35821034157161" calcext:value-type="float">
            <text:p>0.35821</text:p>
          </table:table-cell>
          <table:table-cell table:number-columns-repeated="2"/>
          <table:table-cell table:formula="of:=IF([.J18]+[.K18]=2;1;0)" office:value-type="float" office:value="0" calcext:value-type="float">
            <text:p>0</text:p>
          </table:table-cell>
          <table:table-cell table:formula="of:=IF(AND(OR(SIGN([.C18])=SIGN([.E18]);[.E18]=&quot;&quot;);OR(SIGN([.E18])=SIGN([.G18]);[.G18]=&quot;&quot;));1;0)" office:value-type="float" office:value="0" calcext:value-type="float">
            <text:p>0</text:p>
          </table:table-cell>
          <table:table-cell table:formula="of:=IF(SUM([.L18:.N18])&gt;1;1;0)" office:value-type="float" office:value="0" calcext:value-type="float">
            <text:p>0</text:p>
          </table:table-cell>
          <table:table-cell table:formula="of:=IF([.D18]&gt;0.5;1;0)" office:value-type="float" office:value="0" calcext:value-type="float">
            <text:p>0</text:p>
          </table:table-cell>
          <table:table-cell table:formula="of:=IF([.F18]&gt;0.5;1;0)" office:value-type="float" office:value="0" calcext:value-type="float">
            <text:p>0</text:p>
          </table:table-cell>
          <table:table-cell table:formula="of:=IF([.H18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sluta</text:p>
          </table:table-cell>
          <table:table-cell office:value-type="float" office:value="335409" calcext:value-type="float">
            <text:p>335409</text:p>
          </table:table-cell>
          <table:table-cell office:value-type="float" office:value="-0.000864205201298738" calcext:value-type="float">
            <text:p>-0.00086</text:p>
          </table:table-cell>
          <table:table-cell office:value-type="float" office:value="0.430911470905483" calcext:value-type="float">
            <text:p>0.43091</text:p>
          </table:table-cell>
          <table:table-cell office:value-type="float" office:value="0.000319161395584403" calcext:value-type="float">
            <text:p>0.00032</text:p>
          </table:table-cell>
          <table:table-cell office:value-type="float" office:value="0.0625653903258541" calcext:value-type="float">
            <text:p>0.06257</text:p>
          </table:table-cell>
          <table:table-cell office:value-type="float" office:value="0.000557612784523827" calcext:value-type="float">
            <text:p>0.00056</text:p>
          </table:table-cell>
          <table:table-cell office:value-type="float" office:value="0.349132794179485" calcext:value-type="float">
            <text:p>0.34913</text:p>
          </table:table-cell>
          <table:table-cell table:formula="of:=IF([.J19]+[.K19]=2;1;0)" office:value-type="float" office:value="0" calcext:value-type="float">
            <text:p>0</text:p>
          </table:table-cell>
          <table:table-cell table:formula="of:=IF(AND(OR(SIGN([.C19])=SIGN([.E19]);[.E19]=&quot;&quot;);OR(SIGN([.E19])=SIGN([.G19]);[.G19]=&quot;&quot;));1;0)" office:value-type="float" office:value="0" calcext:value-type="float">
            <text:p>0</text:p>
          </table:table-cell>
          <table:table-cell table:formula="of:=IF(SUM([.L19:.N19])&gt;1;1;0)" office:value-type="float" office:value="0" calcext:value-type="float">
            <text:p>0</text:p>
          </table:table-cell>
          <table:table-cell table:formula="of:=IF([.D19]&gt;0.5;1;0)" office:value-type="float" office:value="0" calcext:value-type="float">
            <text:p>0</text:p>
          </table:table-cell>
          <table:table-cell table:formula="of:=IF([.F19]&gt;0.5;1;0)" office:value-type="float" office:value="0" calcext:value-type="float">
            <text:p>0</text:p>
          </table:table-cell>
          <table:table-cell table:formula="of:=IF([.H19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fortsätta</text:p>
          </table:table-cell>
          <table:table-cell office:value-type="float" office:value="317713" calcext:value-type="float">
            <text:p>317713</text:p>
          </table:table-cell>
          <table:table-cell office:value-type="float" office:value="0.0020371747445887" calcext:value-type="float">
            <text:p>0.00204</text:p>
          </table:table-cell>
          <table:table-cell office:value-type="float" office:value="0.384892311331605" calcext:value-type="float">
            <text:p>0.38489</text:p>
          </table:table-cell>
          <table:table-cell office:value-type="float" office:value="0.00314029072017316" calcext:value-type="float">
            <text:p>0.00314</text:p>
          </table:table-cell>
          <table:table-cell office:value-type="float" office:value="0.59967196847643" calcext:value-type="float">
            <text:p>0.59967</text:p>
          </table:table-cell>
          <table:table-cell office:value-type="float" office:value="0.00670053054517552" calcext:value-type="float">
            <text:p>0.00670</text:p>
          </table:table-cell>
          <table:table-cell office:value-type="float" office:value="0.893790442383429" calcext:value-type="float">
            <text:p>0.89379</text:p>
          </table:table-cell>
          <table:table-cell table:formula="of:=IF([.J20]+[.K20]=2;1;0)" office:value-type="float" office:value="1" calcext:value-type="float">
            <text:p>1</text:p>
          </table:table-cell>
          <table:table-cell table:formula="of:=IF(AND(OR(SIGN([.C20])=SIGN([.E20]);[.E20]=&quot;&quot;);OR(SIGN([.E20])=SIGN([.G20]);[.G20]=&quot;&quot;));1;0)" office:value-type="float" office:value="1" calcext:value-type="float">
            <text:p>1</text:p>
          </table:table-cell>
          <table:table-cell table:formula="of:=IF(SUM([.L20:.N20])&gt;1;1;0)" office:value-type="float" office:value="1" calcext:value-type="float">
            <text:p>1</text:p>
          </table:table-cell>
          <table:table-cell table:formula="of:=IF([.D20]&gt;0.5;1;0)" office:value-type="float" office:value="0" calcext:value-type="float">
            <text:p>0</text:p>
          </table:table-cell>
          <table:table-cell table:formula="of:=IF([.F20]&gt;0.5;1;0)" office:value-type="float" office:value="1" calcext:value-type="float">
            <text:p>1</text:p>
          </table:table-cell>
          <table:table-cell table:formula="of:=IF([.H20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as</text:p>
          </table:table-cell>
          <table:table-cell office:value-type="float" office:value="8550" calcext:value-type="float">
            <text:p>8550</text:p>
          </table:table-cell>
          <table:table-cell office:value-type="float" office:value="-0.000599484359393973" calcext:value-type="float">
            <text:p>-0.00060</text:p>
          </table:table-cell>
          <table:table-cell office:value-type="float" office:value="0.255394508337123" calcext:value-type="float">
            <text:p>0.25539</text:p>
          </table:table-cell>
          <table:table-cell office:value-type="float" office:value="-0.000350139422684012" calcext:value-type="float">
            <text:p>-0.00035</text:p>
          </table:table-cell>
          <table:table-cell office:value-type="float" office:value="0.075951495804306" calcext:value-type="float">
            <text:p>0.07595</text:p>
          </table:table-cell>
          <table:table-cell table:number-columns-repeated="2"/>
          <table:table-cell table:formula="of:=IF([.J21]+[.K21]=2;1;0)" office:value-type="float" office:value="0" calcext:value-type="float">
            <text:p>0</text:p>
          </table:table-cell>
          <table:table-cell table:formula="of:=IF(AND(OR(SIGN([.C21])=SIGN([.E21]);[.E21]=&quot;&quot;);OR(SIGN([.E21])=SIGN([.G21]);[.G21]=&quot;&quot;));1;0)" office:value-type="float" office:value="1" calcext:value-type="float">
            <text:p>1</text:p>
          </table:table-cell>
          <table:table-cell table:formula="of:=IF(SUM([.L21:.N21])&gt;1;1;0)" office:value-type="float" office:value="0" calcext:value-type="float">
            <text:p>0</text:p>
          </table:table-cell>
          <table:table-cell table:formula="of:=IF([.D21]&gt;0.5;1;0)" office:value-type="float" office:value="0" calcext:value-type="float">
            <text:p>0</text:p>
          </table:table-cell>
          <table:table-cell table:formula="of:=IF([.F21]&gt;0.5;1;0)" office:value-type="float" office:value="0" calcext:value-type="float">
            <text:p>0</text:p>
          </table:table-cell>
          <table:table-cell table:formula="of:=IF([.H21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rde</text:p>
          </table:table-cell>
          <table:table-cell office:value-type="float" office:value="64339" calcext:value-type="float">
            <text:p>64339</text:p>
          </table:table-cell>
          <table:table-cell office:value-type="float" office:value="-0.0000112797712121299" calcext:value-type="float">
            <text:p>-0.00001</text:p>
          </table:table-cell>
          <table:table-cell office:value-type="float" office:value="0.227607754794642" calcext:value-type="float">
            <text:p>0.22761</text:p>
          </table:table-cell>
          <table:table-cell office:value-type="float" office:value="-0.0000107798020779358" calcext:value-type="float">
            <text:p>-0.00001</text:p>
          </table:table-cell>
          <table:table-cell office:value-type="float" office:value="0.191958764364674" calcext:value-type="float">
            <text:p>0.19196</text:p>
          </table:table-cell>
          <table:table-cell office:value-type="float" office:value="-4.25577283413777E-017" calcext:value-type="float">
            <text:p>0.00000</text:p>
          </table:table-cell>
          <table:table-cell office:value-type="float" office:value="0.504945717732198" calcext:value-type="float">
            <text:p>0.50495</text:p>
          </table:table-cell>
          <table:table-cell table:formula="of:=IF([.J22]+[.K22]=2;1;0)" office:value-type="float" office:value="0" calcext:value-type="float">
            <text:p>0</text:p>
          </table:table-cell>
          <table:table-cell table:formula="of:=IF(AND(OR(SIGN([.C22])=SIGN([.E22]);[.E22]=&quot;&quot;);OR(SIGN([.E22])=SIGN([.G22]);[.G22]=&quot;&quot;));1;0)" office:value-type="float" office:value="1" calcext:value-type="float">
            <text:p>1</text:p>
          </table:table-cell>
          <table:table-cell table:formula="of:=IF(SUM([.L22:.N22])&gt;1;1;0)" office:value-type="float" office:value="0" calcext:value-type="float">
            <text:p>0</text:p>
          </table:table-cell>
          <table:table-cell table:formula="of:=IF([.D22]&gt;0.5;1;0)" office:value-type="float" office:value="0" calcext:value-type="float">
            <text:p>0</text:p>
          </table:table-cell>
          <table:table-cell table:formula="of:=IF([.F22]&gt;0.5;1;0)" office:value-type="float" office:value="0" calcext:value-type="float">
            <text:p>0</text:p>
          </table:table-cell>
          <table:table-cell table:formula="of:=IF([.H22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luta</text:p>
          </table:table-cell>
          <table:table-cell office:value-type="float" office:value="9937" calcext:value-type="float">
            <text:p>9937</text:p>
          </table:table-cell>
          <table:table-cell office:value-type="float" office:value="0.00138281996865807" calcext:value-type="float">
            <text:p>0.00138</text:p>
          </table:table-cell>
          <table:table-cell office:value-type="float" office:value="0.205293267133719" calcext:value-type="float">
            <text:p>0.20529</text:p>
          </table:table-cell>
          <table:table-cell table:number-columns-repeated="4"/>
          <table:table-cell table:formula="of:=IF([.J23]+[.K23]=2;1;0)" office:value-type="float" office:value="0" calcext:value-type="float">
            <text:p>0</text:p>
          </table:table-cell>
          <table:table-cell table:formula="of:=IF(AND(OR(SIGN([.C23])=SIGN([.E23]);[.E23]=&quot;&quot;);OR(SIGN([.E23])=SIGN([.G23]);[.G23]=&quot;&quot;));1;0)" office:value-type="float" office:value="1" calcext:value-type="float">
            <text:p>1</text:p>
          </table:table-cell>
          <table:table-cell table:formula="of:=IF(SUM([.L23:.N23])&gt;1;1;0)" office:value-type="float" office:value="0" calcext:value-type="float">
            <text:p>0</text:p>
          </table:table-cell>
          <table:table-cell table:formula="of:=IF([.D23]&gt;0.5;1;0)" office:value-type="float" office:value="0" calcext:value-type="float">
            <text:p>0</text:p>
          </table:table-cell>
          <table:table-cell table:formula="of:=IF([.F23]&gt;0.5;1;0)" office:value-type="float" office:value="0" calcext:value-type="float">
            <text:p>0</text:p>
          </table:table-cell>
          <table:table-cell table:formula="of:=IF([.H23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uka</text:p>
          </table:table-cell>
          <table:table-cell office:value-type="float" office:value="1931047" calcext:value-type="float">
            <text:p>1931047</text:p>
          </table:table-cell>
          <table:table-cell office:value-type="float" office:value="-0.00000813960341992642" calcext:value-type="float">
            <text:p>-0.00001</text:p>
          </table:table-cell>
          <table:table-cell office:value-type="float" office:value="0.119541317011484" calcext:value-type="float">
            <text:p>0.11954</text:p>
          </table:table-cell>
          <table:table-cell office:value-type="float" office:value="-0.0000153392469697096" calcext:value-type="float">
            <text:p>-0.00002</text:p>
          </table:table-cell>
          <table:table-cell office:value-type="float" office:value="0.226028243053932" calcext:value-type="float">
            <text:p>0.22603</text:p>
          </table:table-cell>
          <table:table-cell office:value-type="float" office:value="0.00000889708525062317" calcext:value-type="float">
            <text:p>0.00001</text:p>
          </table:table-cell>
          <table:table-cell office:value-type="float" office:value="0.158973388000755" calcext:value-type="float">
            <text:p>0.15897</text:p>
          </table:table-cell>
          <table:table-cell table:formula="of:=IF([.J24]+[.K24]=2;1;0)" office:value-type="float" office:value="0" calcext:value-type="float">
            <text:p>0</text:p>
          </table:table-cell>
          <table:table-cell table:formula="of:=IF(AND(OR(SIGN([.C24])=SIGN([.E24]);[.E24]=&quot;&quot;);OR(SIGN([.E24])=SIGN([.G24]);[.G24]=&quot;&quot;));1;0)" office:value-type="float" office:value="0" calcext:value-type="float">
            <text:p>0</text:p>
          </table:table-cell>
          <table:table-cell table:formula="of:=IF(SUM([.L24:.N24])&gt;1;1;0)" office:value-type="float" office:value="0" calcext:value-type="float">
            <text:p>0</text:p>
          </table:table-cell>
          <table:table-cell table:formula="of:=IF([.D24]&gt;0.5;1;0)" office:value-type="float" office:value="0" calcext:value-type="float">
            <text:p>0</text:p>
          </table:table-cell>
          <table:table-cell table:formula="of:=IF([.F24]&gt;0.5;1;0)" office:value-type="float" office:value="0" calcext:value-type="float">
            <text:p>0</text:p>
          </table:table-cell>
          <table:table-cell table:formula="of:=IF([.H24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ippa</text:p>
          </table:table-cell>
          <table:table-cell office:value-type="float" office:value="360801" calcext:value-type="float">
            <text:p>360801</text:p>
          </table:table-cell>
          <table:table-cell office:value-type="float" office:value="-0.000166254565151541" calcext:value-type="float">
            <text:p>-0.00017</text:p>
          </table:table-cell>
          <table:table-cell office:value-type="float" office:value="0.105381962004941" calcext:value-type="float">
            <text:p>0.10538</text:p>
          </table:table-cell>
          <table:table-cell office:value-type="float" office:value="0.000206667712857127" calcext:value-type="float">
            <text:p>0.00021</text:p>
          </table:table-cell>
          <table:table-cell office:value-type="float" office:value="0.207036091809704" calcext:value-type="float">
            <text:p>0.20704</text:p>
          </table:table-cell>
          <table:table-cell office:value-type="float" office:value="0.000068334520325816" calcext:value-type="float">
            <text:p>0.00007</text:p>
          </table:table-cell>
          <table:table-cell office:value-type="float" office:value="0.0118976840920666" calcext:value-type="float">
            <text:p>0.01190</text:p>
          </table:table-cell>
          <table:table-cell table:formula="of:=IF([.J25]+[.K25]=2;1;0)" office:value-type="float" office:value="0" calcext:value-type="float">
            <text:p>0</text:p>
          </table:table-cell>
          <table:table-cell table:formula="of:=IF(AND(OR(SIGN([.C25])=SIGN([.E25]);[.E25]=&quot;&quot;);OR(SIGN([.E25])=SIGN([.G25]);[.G25]=&quot;&quot;));1;0)" office:value-type="float" office:value="0" calcext:value-type="float">
            <text:p>0</text:p>
          </table:table-cell>
          <table:table-cell table:formula="of:=IF(SUM([.L25:.N25])&gt;1;1;0)" office:value-type="float" office:value="0" calcext:value-type="float">
            <text:p>0</text:p>
          </table:table-cell>
          <table:table-cell table:formula="of:=IF([.D25]&gt;0.5;1;0)" office:value-type="float" office:value="0" calcext:value-type="float">
            <text:p>0</text:p>
          </table:table-cell>
          <table:table-cell table:formula="of:=IF([.F25]&gt;0.5;1;0)" office:value-type="float" office:value="0" calcext:value-type="float">
            <text:p>0</text:p>
          </table:table-cell>
          <table:table-cell table:formula="of:=IF([.H25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ägra</text:p>
          </table:table-cell>
          <table:table-cell office:value-type="float" office:value="403748" calcext:value-type="float">
            <text:p>403748</text:p>
          </table:table-cell>
          <table:table-cell office:value-type="float" office:value="0.000533964055281358" calcext:value-type="float">
            <text:p>0.00053</text:p>
          </table:table-cell>
          <table:table-cell office:value-type="float" office:value="0.0892161550393791" calcext:value-type="float">
            <text:p>0.08922</text:p>
          </table:table-cell>
          <table:table-cell office:value-type="float" office:value="0.00117297333229437" calcext:value-type="float">
            <text:p>0.00117</text:p>
          </table:table-cell>
          <table:table-cell office:value-type="float" office:value="0.480728412493515" calcext:value-type="float">
            <text:p>0.48073</text:p>
          </table:table-cell>
          <table:table-cell office:value-type="float" office:value="0.0029834700466792" calcext:value-type="float">
            <text:p>0.00298</text:p>
          </table:table-cell>
          <table:table-cell office:value-type="float" office:value="0.735483436087022" calcext:value-type="float">
            <text:p>0.73548</text:p>
          </table:table-cell>
          <table:table-cell table:formula="of:=IF([.J26]+[.K26]=2;1;0)" office:value-type="float" office:value="0" calcext:value-type="float">
            <text:p>0</text:p>
          </table:table-cell>
          <table:table-cell table:formula="of:=IF(AND(OR(SIGN([.C26])=SIGN([.E26]);[.E26]=&quot;&quot;);OR(SIGN([.E26])=SIGN([.G26]);[.G26]=&quot;&quot;));1;0)" office:value-type="float" office:value="1" calcext:value-type="float">
            <text:p>1</text:p>
          </table:table-cell>
          <table:table-cell table:formula="of:=IF(SUM([.L26:.N26])&gt;1;1;0)" office:value-type="float" office:value="0" calcext:value-type="float">
            <text:p>0</text:p>
          </table:table-cell>
          <table:table-cell table:formula="of:=IF([.D26]&gt;0.5;1;0)" office:value-type="float" office:value="0" calcext:value-type="float">
            <text:p>0</text:p>
          </table:table-cell>
          <table:table-cell table:formula="of:=IF([.F26]&gt;0.5;1;0)" office:value-type="float" office:value="0" calcext:value-type="float">
            <text:p>0</text:p>
          </table:table-cell>
          <table:table-cell table:formula="of:=IF([.H26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höva</text:p>
          </table:table-cell>
          <table:table-cell office:value-type="float" office:value="1400583" calcext:value-type="float">
            <text:p>1400583</text:p>
          </table:table-cell>
          <table:table-cell office:value-type="float" office:value="-0.0000086059918614792" calcext:value-type="float">
            <text:p>-0.00001</text:p>
          </table:table-cell>
          <table:table-cell office:value-type="float" office:value="0.0800524118404251" calcext:value-type="float">
            <text:p>0.08005</text:p>
          </table:table-cell>
          <table:table-cell office:value-type="float" office:value="-0.0000185471084848485" calcext:value-type="float">
            <text:p>-0.00002</text:p>
          </table:table-cell>
          <table:table-cell office:value-type="float" office:value="0.237992793360319" calcext:value-type="float">
            <text:p>0.23799</text:p>
          </table:table-cell>
          <table:table-cell office:value-type="float" office:value="0.0000186689441353329" calcext:value-type="float">
            <text:p>0.00002</text:p>
          </table:table-cell>
          <table:table-cell office:value-type="float" office:value="0.22256207508371" calcext:value-type="float">
            <text:p>0.22256</text:p>
          </table:table-cell>
          <table:table-cell table:formula="of:=IF([.J27]+[.K27]=2;1;0)" office:value-type="float" office:value="0" calcext:value-type="float">
            <text:p>0</text:p>
          </table:table-cell>
          <table:table-cell table:formula="of:=IF(AND(OR(SIGN([.C27])=SIGN([.E27]);[.E27]=&quot;&quot;);OR(SIGN([.E27])=SIGN([.G27]);[.G27]=&quot;&quot;));1;0)" office:value-type="float" office:value="0" calcext:value-type="float">
            <text:p>0</text:p>
          </table:table-cell>
          <table:table-cell table:formula="of:=IF(SUM([.L27:.N27])&gt;1;1;0)" office:value-type="float" office:value="0" calcext:value-type="float">
            <text:p>0</text:p>
          </table:table-cell>
          <table:table-cell table:formula="of:=IF([.D27]&gt;0.5;1;0)" office:value-type="float" office:value="0" calcext:value-type="float">
            <text:p>0</text:p>
          </table:table-cell>
          <table:table-cell table:formula="of:=IF([.F27]&gt;0.5;1;0)" office:value-type="float" office:value="0" calcext:value-type="float">
            <text:p>0</text:p>
          </table:table-cell>
          <table:table-cell table:formula="of:=IF([.H27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örja</text:p>
          </table:table-cell>
          <table:table-cell office:value-type="float" office:value="2959355" calcext:value-type="float">
            <text:p>2959355</text:p>
          </table:table-cell>
          <table:table-cell office:value-type="float" office:value="-0.00017185034610391" calcext:value-type="float">
            <text:p>-0.00017</text:p>
          </table:table-cell>
          <table:table-cell office:value-type="float" office:value="0.0470923980174743" calcext:value-type="float">
            <text:p>0.04709</text:p>
          </table:table-cell>
          <table:table-cell office:value-type="float" office:value="-0.000336494805108246" calcext:value-type="float">
            <text:p>-0.00034</text:p>
          </table:table-cell>
          <table:table-cell office:value-type="float" office:value="0.219263182663465" calcext:value-type="float">
            <text:p>0.21926</text:p>
          </table:table-cell>
          <table:table-cell office:value-type="float" office:value="0.000494032910852125" calcext:value-type="float">
            <text:p>0.00049</text:p>
          </table:table-cell>
          <table:table-cell office:value-type="float" office:value="0.570523826985787" calcext:value-type="float">
            <text:p>0.57052</text:p>
          </table:table-cell>
          <table:table-cell table:formula="of:=IF([.J28]+[.K28]=2;1;0)" office:value-type="float" office:value="0" calcext:value-type="float">
            <text:p>0</text:p>
          </table:table-cell>
          <table:table-cell table:formula="of:=IF(AND(OR(SIGN([.C28])=SIGN([.E28]);[.E28]=&quot;&quot;);OR(SIGN([.E28])=SIGN([.G28]);[.G28]=&quot;&quot;));1;0)" office:value-type="float" office:value="0" calcext:value-type="float">
            <text:p>0</text:p>
          </table:table-cell>
          <table:table-cell table:formula="of:=IF(SUM([.L28:.N28])&gt;1;1;0)" office:value-type="float" office:value="0" calcext:value-type="float">
            <text:p>0</text:p>
          </table:table-cell>
          <table:table-cell table:formula="of:=IF([.D28]&gt;0.5;1;0)" office:value-type="float" office:value="0" calcext:value-type="float">
            <text:p>0</text:p>
          </table:table-cell>
          <table:table-cell table:formula="of:=IF([.F28]&gt;0.5;1;0)" office:value-type="float" office:value="0" calcext:value-type="float">
            <text:p>0</text:p>
          </table:table-cell>
          <table:table-cell table:formula="of:=IF([.H28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åtsas</text:p>
          </table:table-cell>
          <table:table-cell office:value-type="float" office:value="38336" calcext:value-type="float">
            <text:p>38336</text:p>
          </table:table-cell>
          <table:table-cell office:value-type="float" office:value="0.0000219789944588888" calcext:value-type="float">
            <text:p>0.00002</text:p>
          </table:table-cell>
          <table:table-cell office:value-type="float" office:value="0.00518772254905299" calcext:value-type="float">
            <text:p>0.00519</text:p>
          </table:table-cell>
          <table:table-cell office:value-type="float" office:value="-0.000144727180389608" calcext:value-type="float">
            <text:p>-0.00014</text:p>
          </table:table-cell>
          <table:table-cell office:value-type="float" office:value="0.142843610732839" calcext:value-type="float">
            <text:p>0.14284</text:p>
          </table:table-cell>
          <table:table-cell office:value-type="float" office:value="0.000317718530288235" calcext:value-type="float">
            <text:p>0.00032</text:p>
          </table:table-cell>
          <table:table-cell office:value-type="float" office:value="0.276634679312402" calcext:value-type="float">
            <text:p>0.27663</text:p>
          </table:table-cell>
          <table:table-cell table:formula="of:=IF([.J29]+[.K29]=2;1;0)" office:value-type="float" office:value="0" calcext:value-type="float">
            <text:p>0</text:p>
          </table:table-cell>
          <table:table-cell table:formula="of:=IF(AND(OR(SIGN([.C29])=SIGN([.E29]);[.E29]=&quot;&quot;);OR(SIGN([.E29])=SIGN([.G29]);[.G29]=&quot;&quot;));1;0)" office:value-type="float" office:value="0" calcext:value-type="float">
            <text:p>0</text:p>
          </table:table-cell>
          <table:table-cell table:formula="of:=IF(SUM([.L29:.N29])&gt;1;1;0)" office:value-type="float" office:value="0" calcext:value-type="float">
            <text:p>0</text:p>
          </table:table-cell>
          <table:table-cell table:formula="of:=IF([.D29]&gt;0.5;1;0)" office:value-type="float" office:value="0" calcext:value-type="float">
            <text:p>0</text:p>
          </table:table-cell>
          <table:table-cell table:formula="of:=IF([.F29]&gt;0.5;1;0)" office:value-type="float" office:value="0" calcext:value-type="float">
            <text:p>0</text:p>
          </table:table-cell>
          <table:table-cell table:formula="of:=IF([.H29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nna</text:p>
          </table:table-cell>
          <table:table-cell office:value-type="float" office:value="337698" calcext:value-type="float">
            <text:p>337698</text:p>
          </table:table-cell>
          <table:table-cell office:value-type="float" office:value="-0.0000237022200000027" calcext:value-type="float">
            <text:p>-0.00002</text:p>
          </table:table-cell>
          <table:table-cell office:value-type="float" office:value="0.00511276143886235" calcext:value-type="float">
            <text:p>0.00511</text:p>
          </table:table-cell>
          <table:table-cell office:value-type="float" office:value="-0.000282364719047635" calcext:value-type="float">
            <text:p>-0.00028</text:p>
          </table:table-cell>
          <table:table-cell office:value-type="float" office:value="0.49444379965582" calcext:value-type="float">
            <text:p>0.49444</text:p>
          </table:table-cell>
          <table:table-cell office:value-type="float" office:value="0.000318304133032579" calcext:value-type="float">
            <text:p>0.00032</text:p>
          </table:table-cell>
          <table:table-cell office:value-type="float" office:value="0.374021403131464" calcext:value-type="float">
            <text:p>0.37402</text:p>
          </table:table-cell>
          <table:table-cell table:formula="of:=IF([.J30]+[.K30]=2;1;0)" office:value-type="float" office:value="0" calcext:value-type="float">
            <text:p>0</text:p>
          </table:table-cell>
          <table:table-cell table:formula="of:=IF(AND(OR(SIGN([.C30])=SIGN([.E30]);[.E30]=&quot;&quot;);OR(SIGN([.E30])=SIGN([.G30]);[.G30]=&quot;&quot;));1;0)" office:value-type="float" office:value="0" calcext:value-type="float">
            <text:p>0</text:p>
          </table:table-cell>
          <table:table-cell table:formula="of:=IF(SUM([.L30:.N30])&gt;1;1;0)" office:value-type="float" office:value="0" calcext:value-type="float">
            <text:p>0</text:p>
          </table:table-cell>
          <table:table-cell table:formula="of:=IF([.D30]&gt;0.5;1;0)" office:value-type="float" office:value="0" calcext:value-type="float">
            <text:p>0</text:p>
          </table:table-cell>
          <table:table-cell table:formula="of:=IF([.F30]&gt;0.5;1;0)" office:value-type="float" office:value="0" calcext:value-type="float">
            <text:p>0</text:p>
          </table:table-cell>
          <table:table-cell table:formula="of:=IF([.H30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ckas</text:p>
          </table:table-cell>
          <table:table-cell office:value-type="float" office:value="480402" calcext:value-type="float">
            <text:p>480402</text:p>
          </table:table-cell>
          <table:table-cell office:value-type="float" office:value="-0.00000436968264070486" calcext:value-type="float">
            <text:p>0.00000</text:p>
          </table:table-cell>
          <table:table-cell office:value-type="float" office:value="0.000279648159433377" calcext:value-type="float">
            <text:p>0.00028</text:p>
          </table:table-cell>
          <table:table-cell office:value-type="float" office:value="-0.0000869049154978359" calcext:value-type="float">
            <text:p>-0.00009</text:p>
          </table:table-cell>
          <table:table-cell office:value-type="float" office:value="0.198312526913703" calcext:value-type="float">
            <text:p>0.19831</text:p>
          </table:table-cell>
          <table:table-cell office:value-type="float" office:value="0.000314287699147876" calcext:value-type="float">
            <text:p>0.00031</text:p>
          </table:table-cell>
          <table:table-cell office:value-type="float" office:value="0.515759379654272" calcext:value-type="float">
            <text:p>0.51576</text:p>
          </table:table-cell>
          <table:table-cell table:formula="of:=IF([.J31]+[.K31]=2;1;0)" office:value-type="float" office:value="0" calcext:value-type="float">
            <text:p>0</text:p>
          </table:table-cell>
          <table:table-cell table:formula="of:=IF(AND(OR(SIGN([.C31])=SIGN([.E31]);[.E31]=&quot;&quot;);OR(SIGN([.E31])=SIGN([.G31]);[.G31]=&quot;&quot;));1;0)" office:value-type="float" office:value="0" calcext:value-type="float">
            <text:p>0</text:p>
          </table:table-cell>
          <table:table-cell table:formula="of:=IF(SUM([.L31:.N31])&gt;1;1;0)" office:value-type="float" office:value="0" calcext:value-type="float">
            <text:p>0</text:p>
          </table:table-cell>
          <table:table-cell table:formula="of:=IF([.D31]&gt;0.5;1;0)" office:value-type="float" office:value="0" calcext:value-type="float">
            <text:p>0</text:p>
          </table:table-cell>
          <table:table-cell table:formula="of:=IF([.F31]&gt;0.5;1;0)" office:value-type="float" office:value="0" calcext:value-type="float">
            <text:p>0</text:p>
          </table:table-cell>
          <table:table-cell table:formula="of:=IF([.H31]&gt;0.5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ämna</text:p>
          </table:table-cell>
          <table:table-cell table:number-columns-repeated="3"/>
          <table:table-cell office:value-type="float" office:value="-0.00577721923844159" calcext:value-type="float">
            <text:p>-0.00578</text:p>
          </table:table-cell>
          <table:table-cell office:value-type="float" office:value="0.647896333751881" calcext:value-type="float">
            <text:p>0.64790</text:p>
          </table:table-cell>
          <table:table-cell table:number-columns-repeated="2"/>
          <table:table-cell table:formula="of:=IF([.J32]+[.K32]=2;1;0)" office:value-type="float" office:value="0" calcext:value-type="float">
            <text:p>0</text:p>
          </table:table-cell>
          <table:table-cell table:formula="of:=IF(AND(OR(SIGN([.C32])=SIGN([.E32]);[.E32]=&quot;&quot;);OR(SIGN([.E32])=SIGN([.G32]);[.G32]=&quot;&quot;));1;0)" office:value-type="float" office:value="0" calcext:value-type="float">
            <text:p>0</text:p>
          </table:table-cell>
          <table:table-cell table:formula="of:=IF(SUM([.L32:.N32])&gt;1;1;0)" office:value-type="float" office:value="0" calcext:value-type="float">
            <text:p>0</text:p>
          </table:table-cell>
          <table:table-cell table:formula="of:=IF([.D32]&gt;0.5;1;0)" office:value-type="float" office:value="0" calcext:value-type="float">
            <text:p>0</text:p>
          </table:table-cell>
          <table:table-cell table:formula="of:=IF([.F32]&gt;0.5;1;0)" office:value-type="float" office:value="1" calcext:value-type="float">
            <text:p>1</text:p>
          </table:table-cell>
          <table:table-cell table:formula="of:=IF([.H32]&gt;0.5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</table:table>
      <table:named-expressions/>
      <table:database-ranges>
        <table:database-range table:name="__Anonymous_Sheet_DB__0" table:target-range-address="summary_forum_s3_t100.A2:summary_forum_s3_t100.H32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13T14:17:41.152152600</dc:date>
    <meta:editing-duration>PT34M42S</meta:editing-duration>
    <meta:editing-cycles>4</meta:editing-cycles>
    <meta:generator>LibreOffice/25.8.3.2$Windows_X86_64 LibreOffice_project/8ca8d55c161d602844f5428fa4b58097424e324e</meta:generator>
    <meta:document-statistic meta:table-count="1" meta:cell-count="413" meta:object-count="0"/>
  </office:meta>
</office:document-meta>
</file>